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3957ab" officeooo:paragraph-rsid="003957ab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3c40e9" officeooo:paragraph-rsid="003c40e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3d752d" officeooo:paragraph-rsid="003d752d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0ff5e" officeooo:paragraph-rsid="0040ff5e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40ff5e" officeooo:paragraph-rsid="0040ff5e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42d2c2" officeooo:paragraph-rsid="0042d2c2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436da2" officeooo:paragraph-rsid="00436da2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957ab" officeooo:paragraph-rsid="003957a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d752d" officeooo:paragraph-rsid="003d752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ercentge Yield</text:p>
      <text:p text:style-name="P1"/>
      <text:p text:style-name="P1"><draw:frame draw:style-name="fr1" draw:name="Object1" text:anchor-type="as-char" svg:width="5.706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The units of yield do not matter, but they both must be the same unit.</text:p>
      <text:p text:style-name="P2"/>
      <text:p text:style-name="P2"/>
      <text:p text:style-name="P9">Atom Economy</text:p>
      <text:p text:style-name="P3"><draw:frame draw:style-name="fr1" draw:name="Object2" text:anchor-type="as-char" svg:width="8.103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/>
      <text:p text:style-name="P4">Extra environmental concerns:</text:p>
      <text:list xml:id="list3313862726" text:style-name="L1">
        <text:list-item>
          <text:p text:style-name="P5">Preservation of natural resources</text:p>
        </text:list-item>
        <text:list-item>
          <text:p text:style-name="P5">Yield is usually lower than the theoretical yield</text:p>
        </text:list-item>
        <text:list-item>
          <text:p text:style-name="P6">Reducing waste</text:p>
        </text:list-item>
        <text:list-item>
          <text:p text:style-name="P6">Is the waste damaging to the environment?</text:p>
        </text:list-item>
        <text:list-item>
          <text:p text:style-name="P7">If energy is needed to form the reactants, this would decrease the overall efficienc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6M38S</meta:editing-duration>
    <meta:editing-cycles>43</meta:editing-cycles>
    <meta:generator>LibreOffice/7.0.3.1$Linux_X86_64 LibreOffice_project/00$Build-1</meta:generator>
    <dc:date>2020-11-22T10:13:39.031601068</dc:date>
    <meta:document-statistic meta:table-count="0" meta:image-count="0" meta:object-count="2" meta:page-count="1" meta:paragraph-count="11" meta:word-count="62" meta:character-count="354" meta:non-whitespace-character-count="3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text>%</mtext>
      <mrow>
        <mi mathvariant="italic">yield</mi>
        <mo stretchy="false">=</mo>
        <mrow>
          <mfrac>
            <mrow>
              <mi mathvariant="italic">actual</mi>
              <mi mathvariant="italic">yield</mi>
            </mrow>
            <mrow>
              <mi mathvariant="italic">theoretical</mi>
              <mi mathvariant="italic">yield</mi>
            </mrow>
          </mfrac>
          <mo stretchy="false">×</mo>
          <mn>100</mn>
        </mrow>
      </mrow>
    </mrow>
    <annotation encoding="StarMath 5.0">% yield = { actual yield } over { theoretical yield } times 100</annotation>
  </semantics>
</math>
</file>

<file path=Object 2/content.xml><?xml version="1.0" encoding="utf-8"?>
<math xmlns="http://www.w3.org/1998/Math/MathML" display="block">
  <semantics>
    <mrow>
      <mi mathvariant="italic">Atom</mi>
      <mrow>
        <mi mathvariant="italic">Economy</mi>
        <mo stretchy="false">=</mo>
        <mrow>
          <mfrac>
            <mrow>
              <mi mathvariant="italic">Mr</mi>
              <mi mathvariant="italic">of</mi>
              <mi mathvariant="italic">desired</mi>
              <mi mathvariant="italic">products</mi>
            </mrow>
            <mrow>
              <mi mathvariant="italic">Mr</mi>
              <mi mathvariant="italic">of</mi>
              <mi mathvariant="italic">all</mi>
              <mi mathvariant="italic">products</mi>
            </mrow>
          </mfrac>
          <mo stretchy="false">×</mo>
          <mn>100</mn>
        </mrow>
      </mrow>
    </mrow>
    <annotation encoding="StarMath 5.0">Atom Economy = { Mr of desired products } over { Mr of all products } times 100</annotation>
  </semantics>
</math>
</file>